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988cm" fo:min-width="1.622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18cm" fo:min-width="2.68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64cm" fo:min-width="2.682cm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.75cm" svg:x="11.75cm" svg:y="2.25cm">
          <text:p text:style-name="P1">Ma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5cm" svg:height="2.5cm" svg:x="18.75cm" svg:y="5.5cm">
          <text:p text:style-name="P1">Flac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75cm" svg:y1="3.125cm" svg:x2="21cm" svg:y2="5.5cm" draw:start-shape="id1" draw:start-glue-point="10" draw:end-shape="id2" draw:end-glue-point="4" svg:d="M14750 3125c4167 0 6250 791 6250 2375" svg:viewBox="0 0 6251 2376">
          <text:p text:style-name="P3"><text:span text:style-name="T1">FlacMagic</text:span></text:p>
        </draw:connector>
        <draw:custom-shape draw:style-name="gr4" draw:text-style-name="P2" xml:id="id3" draw:id="id3" draw:layer="layout" svg:width="4.5cm" svg:height="2cm" svg:x="21.5cm" svg:y="13cm">
          <text:p text:style-name="P1">FlacFr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5cm" svg:height="2.5cm" svg:x="3.25cm" svg:y="6.5cm">
          <text:p text:style-name="P1">Any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1cm" svg:y1="8cm" svg:x2="23.75cm" svg:y2="13cm" draw:start-shape="id2" draw:start-glue-point="8" draw:end-shape="id3" draw:end-glue-point="4" svg:d="M21000 8000c0 3751 2750 1252 2750 5000" svg:viewBox="0 0 2751 5001">
          <text:p text:style-name="P1"><text:span text:style-name="T1">LastHeader</text:span></text:p>
        </draw:connector>
        <draw:connector draw:style-name="gr6" draw:text-style-name="P4" draw:layer="layout" draw:type="curve" svg:x1="12.189cm" svg:y1="3.744cm" svg:x2="7.091cm" svg:y2="6.866cm" draw:start-shape="id1" draw:start-glue-point="7" draw:end-shape="id4" draw:end-glue-point="11" svg:d="M12189 3744c0 2296-5098 736-5098 3122" svg:viewBox="0 0 5099 3123">
          <text:p text:style-name="P3"><text:span text:style-name="T1">Unrecognised</text:span></text:p>
        </draw:connector>
        <draw:connector draw:style-name="gr7" draw:text-style-name="P4" draw:layer="layout" draw:type="curve" svg:x1="7.75cm" svg:y1="7.75cm" svg:x2="21.5cm" svg:y2="14cm" draw:start-shape="id4" draw:start-glue-point="10" draw:end-shape="id3" draw:end-glue-point="6" svg:d="M7750 7750c10314 0 3439 6250 13750 6250" svg:viewBox="0 0 13751 6251">
          <text:p text:style-name="P1"><text:span text:style-name="T1">FlacSync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off Clements</meta:initial-creator>
    <meta:creation-date>2021-04-28T14:32:50.535384896</meta:creation-date>
    <dc:date>2021-04-28T14:52:07.598748024</dc:date>
    <dc:creator>Geoff Clements</dc:creator>
    <meta:editing-duration>PT8M35S</meta:editing-duration>
    <meta:editing-cycles>2</meta:editing-cycles>
    <meta:generator>LibreOffice/7.1.2.2$Linux_X86_64 LibreOffice_project/10$Build-2</meta:generator>
    <meta:document-statistic meta:object-count="8"/>
  </office:meta>
</office:document-meta>
</file>